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ccff" draw:textarea-horizontal-align="justify" draw:textarea-vertical-align="middle" draw:auto-grow-height="false" fo:min-height="7.35cm" fo:min-width="0.1cm"/>
    </style:style>
    <style:style style:name="gr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081cm" svg:stroke-color="#666666" draw:marker-start-width="0.321cm" draw:marker-end-width="0.321cm" draw:fill="none" draw:fill-color="#000000" draw:textarea-horizontal-align="justify" draw:textarea-vertical-align="middle" draw:auto-grow-height="false" fo:min-height="8.97cm" fo:min-width="8.6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45cm" fo:min-width="8.9cm"/>
    </style:style>
    <style:style style:name="gr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5cm" fo:min-width="8.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45cm" fo:min-width="6.5cm"/>
    </style:style>
    <style:style style:name="gr8" style:family="graphic" style:parent-style-name="standard">
      <style:graphic-properties draw:stroke="none" draw:fill-color="#99ccff" draw:textarea-horizontal-align="justify" draw:textarea-vertical-align="middle" draw:auto-grow-height="false" fo:min-height="11.157cm" fo:min-width="0.4cm"/>
    </style:style>
    <style:style style:name="gr9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099cm"/>
    </style:style>
    <style:style style:name="gr10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099cm"/>
    </style:style>
    <style:style style:name="gr11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101cm"/>
    </style:style>
    <style:style style:name="gr1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101cm"/>
    </style:style>
    <style:style style:name="gr13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49cm" fo:min-width="0.101cm"/>
    </style:style>
    <style:style style:name="gr14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099cm"/>
    </style:style>
    <style:style style:name="gr16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01cm"/>
    </style:style>
    <style:style style:name="gr17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099cm"/>
    </style:style>
    <style:style style:name="gr18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cm"/>
    </style:style>
    <style:style style:name="gr19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01cm"/>
    </style:style>
    <style:style style:name="gr20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0.101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cm" fo:min-width="10.9cm"/>
    </style:style>
    <style:style style:name="gr22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2.8cm"/>
    </style:style>
    <style:style style:name="gr23" style:family="graphic" style:parent-style-name="objectwithoutfill">
      <style:graphic-properties svg:stroke-width="0.081cm" svg:stroke-color="#666666" draw:marker-start="Arrow" draw:marker-start-width="0.5cm" draw:marker-end="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3333"/>
      <style:paragraph-properties fo:text-align="center"/>
      <style:text-properties fo:font-size="18pt"/>
    </style:style>
    <style:style style:name="P7" style:family="paragraph">
      <loext:graphic-properties draw:fill="none" draw:fill-color="#ff3333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7.6cm" svg:x="5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6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7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8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9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0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4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3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<text:s/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6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7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8.8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9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0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1.82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2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5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4.82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5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2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  <draw:page draw:name="page2" draw:style-name="dp1" draw:master-page-name="Standard">
        <draw:custom-shape draw:style-name="gr1" draw:text-style-name="P1" draw:layer="layout" svg:width="0.6cm" svg:height="7.6cm" draw:transform="rotate (1.5707963267949) translate (3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1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<text:s/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0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9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7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6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5.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0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6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5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1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2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1.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9:22:44.219000000</meta:creation-date>
    <dc:date>2017-03-31T16:02:47.091000000</dc:date>
    <meta:editing-duration>PT53M52S</meta:editing-duration>
    <meta:editing-cycles>13</meta:editing-cycles>
    <meta:generator>LibreOffice/5.2.6.2$Windows_x86 LibreOffice_project/a3100ed2409ebf1c212f5048fbe377c281438fdc</meta:generator>
    <meta:document-statistic meta:object-count="408"/>
  </office:meta>
</office:document-meta>
</file>